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159392238" calcext:value-type="float">
            <text:p>1,159392238</text:p>
          </table:table-cell>
          <table:table-cell office:value-type="float" office:value="0.5532546639" calcext:value-type="float">
            <text:p>0,5532546639</text:p>
          </table:table-cell>
          <table:table-cell office:value-type="float" office:value="0.0007858031313" calcext:value-type="float">
            <text:p>0,0007858031</text:p>
          </table:table-cell>
          <table:table-cell office:value-type="float" office:value="0.0001309671934" calcext:value-type="float">
            <text:p>0,00013096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46" calcext:value-type="float">
            <text:p>15846</text:p>
          </table:table-cell>
          <table:table-cell office:value-type="float" office:value="1.103996634" calcext:value-type="float">
            <text:p>1,103996634</text:p>
          </table:table-cell>
          <table:table-cell office:value-type="float" office:value="0.59351933" calcext:value-type="float">
            <text:p>0,59351933</text:p>
          </table:table-cell>
          <table:table-cell office:value-type="float" office:value="0.0004893006408" calcext:value-type="float">
            <text:p>0,0004893006</text:p>
          </table:table-cell>
          <table:table-cell office:value-type="float" office:value="0.00003262004248" calcext:value-type="float">
            <text:p>0,0000326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891" calcext:value-type="float">
            <text:p>15891</text:p>
          </table:table-cell>
          <table:table-cell office:value-type="float" office:value="1.103320956" calcext:value-type="float">
            <text:p>1,103320956</text:p>
          </table:table-cell>
          <table:table-cell office:value-type="float" office:value="0.5971137285" calcext:value-type="float">
            <text:p>0,5971137285</text:p>
          </table:table-cell>
          <table:table-cell office:value-type="float" office:value="0.000618087186" calcext:value-type="float">
            <text:p>0,0006180872</text:p>
          </table:table-cell>
          <table:table-cell office:value-type="float" office:value="0.00003253090472" calcext:value-type="float">
            <text:p>3,253090472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920" calcext:value-type="float">
            <text:p>15920</text:p>
          </table:table-cell>
          <table:table-cell office:value-type="float" office:value="1.18715775" calcext:value-type="float">
            <text:p>1,18715775</text:p>
          </table:table-cell>
          <table:table-cell office:value-type="float" office:value="0.5983996391" calcext:value-type="float">
            <text:p>0,5983996391</text:p>
          </table:table-cell>
          <table:table-cell office:value-type="float" office:value="0.00126635714" calcext:value-type="float">
            <text:p>0,0012663571</text:p>
          </table:table-cell>
          <table:table-cell office:value-type="float" office:value="0.00003247069617" calcext:value-type="float">
            <text:p>3,247069617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040" calcext:value-type="float">
            <text:p>16040</text:p>
          </table:table-cell>
          <table:table-cell office:value-type="float" office:value="1.103627324" calcext:value-type="float">
            <text:p>1,103627324</text:p>
          </table:table-cell>
          <table:table-cell office:value-type="float" office:value="0.5814977884" calcext:value-type="float">
            <text:p>0,5814977884</text:p>
          </table:table-cell>
          <table:table-cell office:value-type="float" office:value="0.0002902289561" calcext:value-type="float">
            <text:p>0,000290229</text:p>
          </table:table-cell>
          <table:table-cell office:value-type="float" office:value="0.0000644953252" calcext:value-type="float">
            <text:p>6,44953252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059" calcext:value-type="float">
            <text:p>16059</text:p>
          </table:table-cell>
          <table:table-cell office:value-type="float" office:value="1.014186382" calcext:value-type="float">
            <text:p>1,014186382</text:p>
          </table:table-cell>
          <table:table-cell office:value-type="float" office:value="0.5978612304" calcext:value-type="float">
            <text:p>0,5978612304</text:p>
          </table:table-cell>
          <table:table-cell office:value-type="float" office:value="0.0002899110841" calcext:value-type="float">
            <text:p>0,0002899111</text:p>
          </table:table-cell>
          <table:table-cell office:value-type="float" office:value="0.0000322123451" calcext:value-type="float">
            <text:p>3,22123451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077" calcext:value-type="float">
            <text:p>16077</text:p>
          </table:table-cell>
          <table:table-cell office:value-type="float" office:value="1.341015577" calcext:value-type="float">
            <text:p>1,341015577</text:p>
          </table:table-cell>
          <table:table-cell office:value-type="float" office:value="0.592223525" calcext:value-type="float">
            <text:p>0,592223525</text:p>
          </table:table-cell>
          <table:table-cell office:value-type="float" office:value="0.000482641015" calcext:value-type="float">
            <text:p>0,000482641</text:p>
          </table:table-cell>
          <table:table-cell office:value-type="float" office:value="0.0000322123451" calcext:value-type="float">
            <text:p>3,22123451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114" calcext:value-type="float">
            <text:p>16114</text:p>
          </table:table-cell>
          <table:table-cell office:value-type="float" office:value="1.234680772" calcext:value-type="float">
            <text:p>1,234680772</text:p>
          </table:table-cell>
          <table:table-cell office:value-type="float" office:value="0.5864025354" calcext:value-type="float">
            <text:p>0,5864025354</text:p>
          </table:table-cell>
          <table:table-cell office:value-type="float" office:value="0.0003852080263" calcext:value-type="float">
            <text:p>0,000385208</text:p>
          </table:table-cell>
          <table:table-cell office:value-type="float" office:value="0.00003210066643" calcext:value-type="float">
            <text:p>3,210066643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178" calcext:value-type="float">
            <text:p>16178</text:p>
          </table:table-cell>
          <table:table-cell office:value-type="float" office:value="1.202456951" calcext:value-type="float">
            <text:p>1,202456951</text:p>
          </table:table-cell>
          <table:table-cell office:value-type="float" office:value="0.5957041383" calcext:value-type="float">
            <text:p>0,5957041383</text:p>
          </table:table-cell>
          <table:table-cell office:value-type="float" office:value="0.000703549711" calcext:value-type="float">
            <text:p>0,0007035497</text:p>
          </table:table-cell>
          <table:table-cell office:value-type="float" office:value="0.00003197953265" calcext:value-type="float">
            <text:p>3,197953265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231" calcext:value-type="float">
            <text:p>16231</text:p>
          </table:table-cell>
          <table:table-cell office:value-type="float" office:value="1.337821722" calcext:value-type="float">
            <text:p>1,337821722</text:p>
          </table:table-cell>
          <table:table-cell office:value-type="float" office:value="0.595250845" calcext:value-type="float">
            <text:p>0,595250845</text:p>
          </table:table-cell>
          <table:table-cell office:value-type="float" office:value="0.0004144086852" calcext:value-type="float">
            <text:p>0,0004144087</text:p>
          </table:table-cell>
          <table:table-cell office:value-type="float" office:value="0.00003187758921" calcext:value-type="float">
            <text:p>3,187758921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787656306" calcext:value-type="float">
            <text:p>1,1787656306</text:p>
          </table:table-cell>
          <table:table-cell table:formula="of:=AVERAGE([.D2:.D11])" office:value-type="float" office:value="0.5891227424" calcext:value-type="float">
            <text:p>0,5891227424</text:p>
          </table:table-cell>
          <table:table-cell table:formula="of:=AVERAGE([.E2:.E11])" office:value-type="float" office:value="0.00057254955758" calcext:value-type="float">
            <text:p>0,0005725496</text:p>
          </table:table-cell>
          <table:table-cell table:formula="of:=AVERAGE([.F2:.F11])" office:value-type="float" office:value="0.000045346664046" calcext:value-type="float">
            <text:p>4,5346664046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1T20:24:55.864336636</dc:date>
    <meta:generator>LibreOffice/4.1.4.2$Linux_X86_64 LibreOffice_project/410m0$Build-2</meta:generator>
    <meta:editing-duration>PT10M25S</meta:editing-duration>
    <meta:editing-cycles>2</meta:editing-cycles>
    <meta:document-statistic meta:table-count="1" meta:cell-count="70" meta:object-count="0"/>
  </office:meta>
</office:document-meta>
</file>